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mym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rb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ally nicola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ourdingu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olo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peut être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amaa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én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do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laurenc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yann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 ?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5:28:48.885368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10:51.718766923</meta:creation-date>
    <dc:date>2019-09-10T18:11:38.775447573</dc:date>
    <meta:editing-duration>PT9H30M48S</meta:editing-duration>
    <meta:editing-cycles>4</meta:editing-cycles>
    <meta:generator>LibreOffice/6.0.7.3$Linux_X86_64 LibreOffice_project/00m0$Build-3</meta:generator>
    <meta:document-statistic meta:table-count="1" meta:cell-count="51" meta:object-count="0"/>
  </office:meta>
</office:document-meta>
</file>